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0.3028in" fo:break-before="auto" style:use-optimal-row-height="false"/>
    </style:style>
    <style:style style:name="ro9" style:family="table-row">
      <style:table-row-properties style:row-height="0.3516in" fo:break-before="auto" style:use-optimal-row-height="tru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  <style:style style:name="T3" style:family="text">
      <style:text-properties fo:font-weight="normal"/>
    </style:style>
    <style:style style:name="T4" style:family="text">
      <style:text-properties style:font-name="Verdana"/>
    </style:style>
    <style:style style:name="T5" style:family="text">
      <style:text-properties style:font-name="Verdana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test sheet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office:value-type="string" table:number-columns-spanned="2" table:number-rows-spanned="1">
            <text:p>28.06.2007</text:p>
          </table:table-cell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5">
          <table:table-cell table:style-name="ce3" office:value-type="string">
            <text:p>Platform <text:span text:style-name="T3">(Linux/Windows)</text:span></text:p>
          </table:table-cell>
          <table:table-cell table:style-name="ce13" office:value-type="string" table:number-columns-spanned="2" table:number-rows-spanned="1">
            <text:p>Widows XP</text:p>
          </table:table-cell>
          <table:covered-table-cell table:style-name="ce21"/>
          <table:table-cell table:number-columns-repeated="253"/>
        </table:table-row>
        <table:table-row table:style-name="ro5">
          <table:table-cell table:style-name="ce3" office:value-type="string">
            <text:p>Distribution <text:span text:style-name="T3">(Binary/Source)</text:span>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253"/>
        </table:table-row>
        <table:table-row table:style-name="ro6">
          <table:table-cell table:style-name="ce3" office:value-type="string">
            <text:p>Deployment <text:span text:style-name="T3">(Apache/Simple Axis Server)</text:span>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7">
          <table:table-cell table:style-name="ce5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8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0">
          <table:table-cell table:style-name="ce7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11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style-name="ce24"/>
          <table:covered-table-cell table:style-name="ce17"/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11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8" office:value-type="string">
            <text:p>Set encryption algorithm as Basic128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2">
            <text:p>2</text:p>
          </table:table-cell>
          <table:table-cell table:style-name="ce18" office:value-type="string">
            <text:p>Set encryption algorithm as Basic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3">
            <text:p>3</text:p>
          </table:table-cell>
          <table:table-cell table:style-name="ce18" office:value-type="string">
            <text:p>Set encryption algorithm as Basic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4">
            <text:p>4</text:p>
          </table:table-cell>
          <table:table-cell table:style-name="ce18" office:value-type="string">
            <text:p>Set encryption algorithm as Triple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5">
            <text:p>5</text:p>
          </table:table-cell>
          <table:table-cell table:style-name="ce18" office:value-type="string">
            <text:p>Set encryption algorithm as Basic128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6">
            <text:p>6</text:p>
          </table:table-cell>
          <table:table-cell table:style-name="ce18" office:value-type="string">
            <text:p>Set encryption algorithm as Basic192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7">
            <text:p>7</text:p>
          </table:table-cell>
          <table:table-cell table:style-name="ce18" office:value-type="string">
            <text:p>Set encryption algorithm as Basic256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8">
            <text:p>8</text:p>
          </table:table-cell>
          <table:table-cell table:style-name="ce18" office:value-type="string">
            <text:p>Set encryption algorithm as TripleDes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2">
            <text:p>12</text:p>
          </table:table-cell>
          <table:table-cell table:style-name="ce18" office:value-type="string">
            <text:p><text:span text:style-name="T4">Set </text:span><text:span text:style-name="T5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3">
            <text:p>13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4">
            <text:p>14</text:p>
          </table:table-cell>
          <table:table-cell table:style-name="ce18" office:value-type="string">
            <text:p><text:span text:style-name="T4">Set </text:span><text:span text:style-name="T5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5">
            <text:p>15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11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0">
          <table:table-cell table:style-name="ce7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0">
          <table:table-cell table:style-name="ce7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0">
          <table:table-cell table:style-name="ce7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11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/>
          <table:table-cell table:style-name="ce19"/>
          <table:table-cell table:style-name="ce29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27T20:40:09</dc:date>
    <dc:language>en-US</dc:language>
    <meta:editing-cycles>41</meta:editing-cycles>
    <meta:editing-duration>PT3H56M58S</meta:editing-duration>
    <meta:user-defined meta:name="Info 1"/>
    <meta:user-defined meta:name="Info 2"/>
    <meta:user-defined meta:name="Info 3"/>
    <meta:user-defined meta:name="Info 4"/>
    <meta:document-statistic meta:table-count="2" meta:cell-count="127"/>
  </office:meta>
</office:document-meta>
</file>